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 style:page-number="1"/>
    </style:style>
    <style:style style:name="P2" style:parent-style-name="Standard" style:family="paragraph">
      <style:paragraph-properties fo:line-height="150%"/>
    </style:style>
    <style:style style:name="P3" style:parent-style-name="Standard" style:family="paragraph">
      <style:paragraph-properties fo:line-height="150%"/>
    </style:style>
    <style:style style:name="T4" style:parent-style-name="DefaultParagraphFont" style:family="text">
      <style:text-properties fo:language="en" fo:country="US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line-height="150%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Standard" style:family="paragraph">
      <style:paragraph-properties fo:line-height="150%"/>
    </style:style>
    <style:style style:name="P11" style:parent-style-name="Standard" style:family="paragraph">
      <style:paragraph-properties fo:line-height="150%"/>
    </style:style>
    <style:style style:name="T12" style:parent-style-name="DefaultParagraphFont" style:family="text">
      <style:text-properties fo:font-weight="bold" style:font-weight-asian="bold"/>
    </style:style>
    <style:style style:name="P13" style:parent-style-name="Standard" style:family="paragraph">
      <style:paragraph-properties fo:line-height="150%"/>
    </style:style>
    <style:style style:name="T14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P23" style:parent-style-name="Standard" style:family="paragraph">
      <style:paragraph-properties fo:line-height="150%"/>
    </style:style>
    <style:style style:name="P24" style:parent-style-name="Standard" style:family="paragraph">
      <style:paragraph-properties fo:line-height="150%" fo:margin-left="1in">
        <style:tab-stops/>
      </style:paragraph-properties>
    </style:style>
    <style:style style:name="T25" style:parent-style-name="DefaultParagraphFont" style:family="text">
      <style:text-properties style:font-name="Consolas" style:font-name-asian="Consolas" style:font-name-complex="Consolas" fo:font-weight="bold" style:font-weight-asian="bold" fo:color="#008000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7" style:parent-style-name="DefaultParagraphFont" style:family="text">
      <style:text-properties style:font-name="Consolas" style:font-name-asian="Consolas" style:font-name-complex="Consolas" fo:font-weight="bold" style:font-weight-asian="bold" fo:color="#0000FF" fo:font-size="10.5pt" style:font-size-asian="10.5pt" style:font-size-complex="10.5pt"/>
    </style:style>
    <style:style style:name="T28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Consolas" style:font-name-complex="Consolas" fo:color="#666666" fo:font-size="10.5pt" style:font-size-asian="10.5pt" style:font-size-complex="10.5pt"/>
    </style:style>
    <style:style style:name="T30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31" style:parent-style-name="Standard" style:family="paragraph">
      <style:paragraph-properties fo:line-height="150%" fo:margin-left="1in">
        <style:tab-stops/>
      </style:paragraph-properties>
    </style:style>
    <style:style style:name="T32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Consolas" style:font-name-complex="Consolas" fo:color="#666666" fo:font-size="10.5pt" style:font-size-asian="10.5pt" style:font-size-complex="10.5pt"/>
    </style:style>
    <style:style style:name="T34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5" style:parent-style-name="DefaultParagraphFont" style:family="text">
      <style:text-properties style:font-name="Consolas" style:font-name-asian="Consolas" style:font-name-complex="Consolas" fo:color="#666666" fo:font-size="10.5pt" style:font-size-asian="10.5pt" style:font-size-complex="10.5pt"/>
    </style:style>
    <style:style style:name="T36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Consolas" style:font-name-complex="Consolas" fo:color="#666666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39" style:parent-style-name="Standard" style:family="paragraph">
      <style:paragraph-properties fo:margin-top="0.1527in" fo:margin-bottom="0.1527in" fo:line-height="150%" fo:margin-left="1in" fo:margin-right="0.2083in">
        <style:tab-stops/>
      </style:paragraph-properties>
    </style:style>
    <style:style style:name="T40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Consolas" style:font-name-complex="Consolas" fo:color="#666666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Consolas" style:font-name-complex="Consolas" fo:color="#666666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5" style:parent-style-name="DefaultParagraphFont" style:family="text">
      <style:text-properties style:font-name="Consolas" style:font-name-asian="Consolas" style:font-name-complex="Consolas" fo:color="#666666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47" style:parent-style-name="Standard" style:family="paragraph">
      <style:paragraph-properties fo:line-height="150%"/>
    </style:style>
    <style:style style:name="P48" style:parent-style-name="Standard" style:family="paragraph">
      <style:paragraph-properties fo:line-height="150%"/>
    </style:style>
    <style:style style:name="P49" style:parent-style-name="Standard" style:family="paragraph">
      <style:paragraph-properties fo:line-height="150%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Standard" style:family="paragraph">
      <style:paragraph-properties fo:line-height="150%"/>
    </style:style>
    <style:style style:name="T5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Hyperlink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P57" style:parent-style-name="Standard" style:family="paragraph">
      <style:paragraph-properties fo:line-height="150%"/>
    </style:style>
    <style:style style:name="P58" style:parent-style-name="Standard" style:family="paragraph">
      <style:paragraph-properties fo:line-height="150%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line-height="150%"/>
    </style:style>
    <style:style style:name="T61" style:parent-style-name="DefaultParagraphFont" style:family="text">
      <style:text-properties fo:font-weight="bold" style:font-weight-asian="bold"/>
    </style:style>
    <style:style style:name="T62" style:parent-style-name="DefaultParagraphFont" style:family="text">
      <style:text-properties fo:font-weight="bold" style:font-weight-asian="bold"/>
    </style:style>
    <style:style style:name="T63" style:parent-style-name="DefaultParagraphFont" style:family="text">
      <style:text-properties fo:font-weight="bold" style:font-weight-asian="bold"/>
    </style:style>
    <style:style style:name="P64" style:parent-style-name="Standard" style:family="paragraph">
      <style:paragraph-properties fo:line-height="150%"/>
    </style:style>
    <style:style style:name="P65" style:parent-style-name="Standard" style:family="paragraph">
      <style:paragraph-properties fo:line-height="150%" fo:margin-left="1in">
        <style:tab-stops/>
      </style:paragraph-properties>
    </style:style>
    <style:style style:name="T66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7" style:parent-style-name="DefaultParagraphFont" style:family="text">
      <style:text-properties style:font-name="Consolas" style:font-name-asian="Consolas" style:font-name-complex="Consolas" fo:color="#666666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69" style:parent-style-name="Standard" style:family="paragraph">
      <style:paragraph-properties fo:line-height="150%" fo:margin-left="1in">
        <style:tab-stops/>
      </style:paragraph-properties>
    </style:style>
    <style:style style:name="T70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Consolas" style:font-name-complex="Consolas" fo:font-style="italic" style:font-style-asian="italic" fo:color="#408080" fo:font-size="10.5pt" style:font-size-asian="10.5pt" style:font-size-complex="10.5pt"/>
    </style:style>
    <style:style style:name="P72" style:parent-style-name="Standard" style:family="paragraph">
      <style:paragraph-properties fo:line-height="150%" fo:margin-left="1in">
        <style:tab-stops/>
      </style:paragraph-properties>
    </style:style>
    <style:style style:name="T73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Consolas" style:font-name-complex="Consolas" fo:color="#BA2121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76" style:parent-style-name="Standard" style:family="paragraph">
      <style:paragraph-properties fo:line-height="150%" fo:margin-left="1in">
        <style:tab-stops/>
      </style:paragraph-properties>
    </style:style>
    <style:style style:name="T77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8" style:parent-style-name="DefaultParagraphFont" style:family="text">
      <style:text-properties style:font-name="Consolas" style:font-name-asian="Consolas" style:font-name-complex="Consolas" fo:font-style="italic" style:font-style-asian="italic" fo:color="#408080" fo:font-size="10.5pt" style:font-size-asian="10.5pt" style:font-size-complex="10.5pt"/>
    </style:style>
    <style:style style:name="P79" style:parent-style-name="Standard" style:family="paragraph">
      <style:paragraph-properties fo:margin-top="0.1527in" fo:margin-bottom="0.1527in" fo:line-height="150%" fo:margin-left="1in" fo:margin-right="0.2083in">
        <style:tab-stops/>
      </style:paragraph-properties>
    </style:style>
    <style:style style:name="T80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81" style:parent-style-name="Standard" style:family="paragraph">
      <style:paragraph-properties fo:line-height="150%"/>
    </style:style>
    <style:style style:name="T82" style:parent-style-name="DefaultParagraphFont" style:family="text">
      <style:text-properties fo:font-weight="bold" style:font-weight-asian="bold"/>
    </style:style>
    <style:style style:name="T83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Django Model Setup - Reilly Gardner</text:p>
      <text:p text:style-name="P2"/>
      <text:p text:style-name="P3">Basic info about models<text:span text:style-name="T4">:<text:s/></text:span><text:a xlink:href="https://docs.djangoproject.com/en/4.2/topics/db/models/" office:target-frame-name="_top" xlink:show="replace"><text:span text:style-name="Hyperlink">Models |<text:s/></text:span><text:bookmark-start text:name="_Hlt146800913"/><text:bookmark-start text:name="_Hlt146800914"/><text:span text:style-name="Hyperlink">D</text:span><text:bookmark-end text:name="_Hlt146800913"/><text:bookmark-end text:name="_Hlt146800914"/><text:span text:style-name="Hyperlink">jango documentation</text:span></text:a></text:p>
      <text:p text:style-name="P5"/>
      <text:p text:style-name="P6">“A model is the single, definitive source of information about your data. It contains the essential fields and behaviors of the data you’re storing. Generally, each model maps to a single database table.”</text:p>
      <text:p text:style-name="P7"/>
      <text:p text:style-name="P8"><text:span text:style-name="T9">How to:<text:s/></text:span><text:a xlink:href="https://docs.djangoproject.com/en/4.2/topics/db/models/" office:target-frame-name="_top" xlink:show="replace"><text:span text:style-name="Hyperlink">Models | Django doc</text:span><text:bookmark-start text:name="_Hlt146800872"/><text:bookmark-start text:name="_Hlt146800873"/><text:span text:style-name="Hyperlink">u</text:span><text:bookmark-end text:name="_Hlt146800872"/><text:bookmark-end text:name="_Hlt146800873"/><text:span text:style-name="Hyperlink">mentation</text:span></text:a></text:p>
      <text:p text:style-name="P10"><text:s/></text:p>
      <text:list text:style-name="WWNum1">
        <text:list-item>
          <text:p text:style-name="P11"><text:span text:style-name="T12">Models.py:</text:span></text:p>
          <text:list text:continue-numbering="true">
            <text:list-item>
              <text:p text:style-name="P13">Models are created in the models.py file (auto-generated by Django) with<text:s/><text:span text:style-name="T14">from</text:span><text:span text:style-name="T15"><text:s/></text:span><text:span text:style-name="T16">django</text:span><text:span text:style-name="T17">.</text:span><text:span text:style-name="T18">db</text:span><text:span text:style-name="T19"><text:s/></text:span><text:span text:style-name="T20">import</text:span><text:span text:style-name="T21"><text:s/></text:span><text:span text:style-name="T22">models<text:s/></text:span>at the top</text:p>
            </text:list-item>
            <text:list-item>
              <text:p text:style-name="P23">To create a new model, make a new python class inside models.py. Example:</text:p>
            </text:list-item>
          </text:list>
        </text:list-item>
      </text:list>
      <text:p text:style-name="P24"><text:span text:style-name="T25">class</text:span><text:span text:style-name="T26"><text:s/></text:span><text:span text:style-name="T27">Person</text:span><text:span text:style-name="T28">(models</text:span><text:span text:style-name="T29">.</text:span><text:span text:style-name="T30">Model):</text:span></text:p>
      <text:p text:style-name="P31"><text:span text:style-name="T32"><text:s text:c="4"/>first_name<text:s/></text:span><text:span text:style-name="T33">=</text:span><text:span text:style-name="T34"><text:s/>models</text:span><text:span text:style-name="T35">.</text:span><text:span text:style-name="T36">CharField(max_length</text:span><text:span text:style-name="T37">=30</text:span><text:span text:style-name="T38">)</text:span></text:p>
      <text:p text:style-name="P39"><text:span text:style-name="T40"><text:s text:c="4"/>last_name<text:s/></text:span><text:span text:style-name="T41">=</text:span><text:span text:style-name="T42"><text:s/>models</text:span><text:span text:style-name="T43">.</text:span><text:span text:style-name="T44">CharField(max_length</text:span><text:span text:style-name="T45">=30</text:span><text:span text:style-name="T46">)</text:span></text:p>
      <text:list text:style-name="WWNum1" text:continue-numbering="true">
        <text:list-item>
          <text:list>
            <text:list-item>
              <text:p text:style-name="P47">First_name and last_name are the fields for the model (the columns in the database table from class), while each instance of Person is its own row</text:p>
            </text:list-item>
            <text:list-item>
              <text:p text:style-name="P48">Django then auto-generates a database table and an “id” field for each model in models.py</text:p>
            </text:list-item>
            <text:list-item>
              <text:p text:style-name="P49">All of your models go in the same<text:s/><text:span text:style-name="T50">models.py<text:s/></text:span>file as individual classes</text:p>
            </text:list-item>
            <text:list-item>
              <text:p text:style-name="P51">Each field comes with a number of<text:s/><text:a xlink:href="https://docs.djangoproject.com/en/4.2/topics/db/models/#field-options" office:target-frame-name="_top" xlink:show="replace"><text:span text:style-name="T52">Field Options</text:span></text:a><text:span text:style-name="T53"><text:s/></text:span><text:span text:style-name="T54">(</text:span><text:a xlink:href="https://docs.djangoproject.com/en/4.2/topics/db/models/#field-options" office:target-frame-name="_top" xlink:show="replace"><text:span text:style-name="T55">https://docs.djangoproject.com/en/4.2/topics/db/models/#field-options</text:span></text:a><text:span text:style-name="T56">)</text:span></text:p>
            </text:list-item>
          </text:list>
        </text:list-item>
      </text:list>
      <text:p text:style-name="P57"/>
      <text:list text:style-name="WWNum1" text:continue-numbering="true">
        <text:list-item>
          <text:p text:style-name="P58"><text:span text:style-name="T59">Settings.py</text:span></text:p>
          <text:list text:continue-numbering="true">
            <text:list-item>
              <text:p text:style-name="P60">After making your models, open<text:s/><text:span text:style-name="T61">settings.py</text:span><text:s/>and add the name of the folder which contains<text:s/><text:span text:style-name="T62">models.py</text:span><text:s/>to the<text:s/><text:span text:style-name="T63">INSTALLED_APPS<text:s/></text:span>setting. Django should do this automatically, but double check just to be sure</text:p>
            </text:list-item>
            <text:list-item>
              <text:p text:style-name="P64">Example:</text:p>
            </text:list-item>
          </text:list>
        </text:list-item>
      </text:list>
      <text:p text:style-name="P65"><text:span text:style-name="T66">INSTALLED_APPS<text:s/></text:span><text:span text:style-name="T67">=</text:span><text:span text:style-name="T68"><text:s/>[</text:span></text:p>
      <text:p text:style-name="P69"><text:span text:style-name="T70"><text:s text:c="4"/></text:span><text:span text:style-name="T71"># ...</text:span></text:p>
      <text:p text:style-name="P72"><text:span text:style-name="T73"><text:s text:c="4"/></text:span><text:span text:style-name="T74">"myapp"</text:span><text:span text:style-name="T75">,</text:span></text:p>
      <text:soft-page-break/>
      <text:p text:style-name="P76"><text:span text:style-name="T77"><text:s text:c="4"/></text:span><text:span text:style-name="T78"># ...</text:span></text:p>
      <text:p text:style-name="P79"><text:span text:style-name="T80">]</text:span></text:p>
      <text:list text:style-name="WWNum1" text:continue-numbering="true">
        <text:list-item>
          <text:list>
            <text:list-item>
              <text:p text:style-name="P81">Run<text:s/><text:span text:style-name="T82">manage.py migrate</text:span><text:s/>after adding any new apps to<text:s/><text:span text:style-name="T83">INSTALLED_APP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font-weight="bold" style:font-weight-asian="bold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1" style:display-name="ListLabel 11" style:family="text">
      <style:text-properties fo:font-weight="bold" style:font-weight-asian="bold"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fo:font-weight="bold" style:font-weight-asian="bold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eilly Gardner</dc:creator>
    <meta:creation-date>2023-09-28T19:39:00Z</meta:creation-date>
    <dc:date>2023-09-28T19:46:00Z</dc:date>
    <meta:template xlink:href="Normal" xlink:type="simple"/>
    <meta:editing-cycles>2</meta:editing-cycles>
    <meta:editing-duration>PT420S</meta:editing-duration>
    <meta:document-statistic meta:page-count="2" meta:paragraph-count="3" meta:word-count="260" meta:character-count="1745" meta:row-count="12" meta:non-whitespace-character-count="1488"/>
  </office:meta>
</office:document-meta>
</file>